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102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13.0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wki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Footprint</text:p>
          </table:table-cell>
        </table:table-row>
        <table:table-row table:style-name="ro2">
          <table:table-cell office:value-type="string" calcext:value-type="string">
            <text:p>C1,C2,C3,C4,C9,C10,C11,C12,C13,C14,C15,C16,C37,C38,C39,C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HMK316AC7225KL-TE</text:p>
          </table:table-cell>
          <table:table-cell office:value-type="string" calcext:value-type="string">
            <text:p>Capacitor_SMD:C_1206_3216Metric</text:p>
          </table:table-cell>
        </table:table-row>
        <table:table-row table:style-name="ro2">
          <table:table-cell office:value-type="string" calcext:value-type="string">
            <text:p>C5,C17,C18,C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C0603KRX7R7BB104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2">
          <table:table-cell office:value-type="string" calcext:value-type="string">
            <text:p>C6,C7,C8,C19,C20,C21,C45,C46,C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GRM32ER61C476KE15L</text:p>
          </table:table-cell>
          <table:table-cell office:value-type="string" calcext:value-type="string">
            <text:p>Capacitor_SMD:C_1210_3225Metric</text:p>
          </table:table-cell>
        </table:table-row>
        <table:table-row table:style-name="ro2">
          <table:table-cell office:value-type="string" calcext:value-type="string">
            <text:p>C22,C23,C24,C25,C26,C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UMK325AB7106KM</text:p>
          </table:table-cell>
          <table:table-cell office:value-type="string" calcext:value-type="string">
            <text:p>Capacitor_SMD:C_1210_3225Metric</text:p>
          </table:table-cell>
        </table:table-row>
        <table:table-row table:style-name="ro2">
          <table:table-cell office:value-type="string" calcext:value-type="string">
            <text:p>C28,C29,C30,C31,C33,C35,C41,C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0603C103J4GACTU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2">
          <table:table-cell office:value-type="string" calcext:value-type="string">
            <text:p>C32,C34,C36,C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C0603JRNPO9BN101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2">
          <table:table-cell office:value-type="string" calcext:value-type="string">
            <text:p>D1,D2,D3,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5P6</text:p>
          </table:table-cell>
          <table:table-cell office:value-type="string" calcext:value-type="string">
            <text:p>SS5P6-M3/86A</text:p>
          </table:table-cell>
          <table:table-cell office:value-type="string" calcext:value-type="string">
            <text:p>Package_TO_SOT_SMD:TO-277A</text:p>
          </table:table-cell>
        </table:table-row>
        <table:table-row table:style-name="ro2">
          <table:table-cell office:value-type="string" calcext:value-type="string">
            <text:p>D5,D6,D7,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51031VS06000</text:p>
          </table:table-cell>
          <table:table-cell office:value-type="string" calcext:value-type="string">
            <text:p>LED_THT:LED_D3.0mm</text:p>
          </table:table-cell>
        </table:table-row>
        <table:table-row table:style-name="ro2">
          <table:table-cell office:value-type="string" calcext:value-type="string">
            <text:p>D9,D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Z23C5V1-E3-08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2">
          <table:table-cell office:value-type="string" calcext:value-type="string">
            <text:p>J1, J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Conn, SWLogic</text:p>
          </table:table-cell>
          <table:table-cell office:value-type="float" office:value="1053102204" calcext:value-type="float">
            <text:p>1053102204</text:p>
          </table:table-cell>
          <table:table-cell office:value-type="string" calcext:value-type="string">
            <text:p>Connector_Molex:Molex_Nano-Fit_105310-xx04_2x02_P2.50mm_Vertical</text:p>
          </table:table-cell>
        </table:table-row>
        <table:table-row table:style-name="ro2">
          <table:table-cell office:value-type="string" calcext:value-type="string">
            <text:p>J4, J5, J6, J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_strat, POW_motors, 2xPOW_Access</text:p>
          </table:table-cell>
          <table:table-cell office:value-type="float" office:value="1053141308" calcext:value-type="float">
            <text:p>1053141308</text:p>
          </table:table-cell>
          <table:table-cell office:value-type="string" calcext:value-type="string">
            <text:p>Connector_Molex:Molex_Nano-Fit_105314-xx08_2x04_P2.50mm_Horizontal</text:p>
          </table:table-cell>
        </table:table-row>
        <table:table-row table:style-name="ro2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_EN</text:p>
          </table:table-cell>
          <table:table-cell table:style-name="ce3" office:value-type="float" office:value="22232021" calcext:value-type="float">
            <text:p>22232021</text:p>
          </table:table-cell>
          <table:table-cell office:value-type="string" calcext:value-type="string">
            <text:p>Connector_Molex:Molex_KK-254_AE-6410-02A_1x02_P2.54mm_Vertical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CHA085D-100MS6</text:p>
          </table:table-cell>
          <table:table-cell office:value-type="string" calcext:value-type="string">
            <text:p>Devices:VCHA085D-100MS6</text:p>
          </table:table-cell>
        </table:table-row>
        <table:table-row table:style-name="ro2">
          <table:table-cell office:value-type="string" calcext:value-type="string">
            <text:p>L2,L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CHA075D-6R8MS6</text:p>
          </table:table-cell>
          <table:table-cell office:value-type="string" calcext:value-type="string">
            <text:p>Devices:VCHA075D-6R8MS6</text:p>
          </table:table-cell>
        </table:table-row>
        <table:table-row table:style-name="ro2">
          <table:table-cell office:value-type="string" calcext:value-type="string">
            <text:p>L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CHA105D-150MS6</text:p>
          </table:table-cell>
          <table:table-cell office:value-type="string" calcext:value-type="string">
            <text:p>Devices:VCHA105D-150MS6</text:p>
          </table:table-cell>
        </table:table-row>
        <table:table-row table:style-name="ro2">
          <table:table-cell office:value-type="string" calcext:value-type="string">
            <text:p>Q2,Q3,Q4,Q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MG1012T</text:p>
          </table:table-cell>
          <table:table-cell office:value-type="string" calcext:value-type="string">
            <text:p>Package_TO_SOT_SMD:SOT-523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k</text:p>
          </table:table-cell>
          <table:table-cell office:value-type="string" calcext:value-type="string">
            <text:p>RC0603FR-07102KL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2">
          <table:table-cell office:value-type="string" calcext:value-type="string">
            <text:p>R2,R4,R6,R10,R12,R14,R17,R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2">
          <table:table-cell office:value-type="string" calcext:value-type="string">
            <text:p>R3,R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3k</text:p>
          </table:table-cell>
          <table:table-cell office:value-type="string" calcext:value-type="string">
            <text:p>RC0603FR-1052K3L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RC0603FR-07140KL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2">
          <table:table-cell office:value-type="string" calcext:value-type="string">
            <text:p>R7,R8,R9,R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2">
          <table:table-cell office:value-type="string" calcext:value-type="string">
            <text:p>R11,R13,R15,R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9k</text:p>
          </table:table-cell>
          <table:table-cell office:value-type="string" calcext:value-type="string">
            <text:p>AC0603FR-07249KL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2">
          <table:table-cell office:value-type="string" calcext:value-type="string">
            <text:p>R21,R22,R23,R24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RT0603FRE07140RL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2">
          <table:table-cell office:value-type="string" calcext:value-type="string">
            <text:p>U1,U2,U3,U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TQ6365GQW</text:p>
          </table:table-cell>
          <table:table-cell office:value-type="string" calcext:value-type="string">
            <text:p>Package_DFN_QFN:WDFN-10-1EP_3x3mm_P0.5mm_EP1.8x2.5mm</text:p>
          </table:table-cell>
        </table:table-row>
        <table:table-row table:style-name="ro2">
          <table:table-cell office:value-type="string" calcext:value-type="string">
            <text:p>U5,U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01000020Z</text:p>
          </table:table-cell>
          <table:table-cell office:value-type="string" calcext:value-type="string">
            <text:p>Devices:20x5_fuseholder</text:p>
          </table:table-cell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4T23:15:48.881261146</dc:date>
    <meta:editing-duration>PT25M57S</meta:editing-duration>
    <meta:editing-cycles>2</meta:editing-cycles>
    <meta:generator>LibreOffice/7.3.7.2$Linux_X86_64 LibreOffice_project/30$Build-2</meta:generator>
    <meta:document-statistic meta:table-count="1" meta:cell-count="130" meta:object-count="0"/>
  </office:meta>
</office:document-meta>
</file>